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 fo:margin-bottom="0.1388in" fo:line-height="115%"/>
    </style:style>
    <style:style style:name="T2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P3" style:parent-style-name="Обычный" style:family="paragraph">
      <style:paragraph-properties fo:margin-bottom="0.1388in" fo:line-height="115%"/>
    </style:style>
    <style:style style:name="T4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5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6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7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8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9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0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1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2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3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4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5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16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7" style:parent-style-name="Основнойшрифтабзаца" style:family="text">
      <style:text-properties style:font-name-asian="Calibri" style:font-name-complex="Calibri" fo:font-size="10pt" style:font-size-asian="10pt" fo:language="en" fo:country="US"/>
    </style:style>
    <style:style style:name="T18" style:parent-style-name="Основнойшрифтабзаца" style:family="text">
      <style:text-properties style:font-name-asian="Calibri" style:font-name-complex="Calibri" fo:font-size="10pt" style:font-size-asian="10pt" fo:language="en" fo:country="US"/>
    </style:style>
    <style:style style:name="T19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20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21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P22" style:parent-style-name="Обычный" style:family="paragraph">
      <style:paragraph-properties fo:text-align="center" fo:margin-bottom="0.1388in" fo:line-height="115%"/>
    </style:style>
    <style:style style:name="T23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P24" style:parent-style-name="Обычный" style:family="paragraph">
      <style:paragraph-properties fo:margin-bottom="0.1388in" fo:line-height="115%"/>
    </style:style>
    <style:style style:name="T25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26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27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28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29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30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31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32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33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34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35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36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37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38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39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40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41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42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43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44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45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P46" style:parent-style-name="Обычный" style:family="paragraph">
      <style:paragraph-properties fo:margin-bottom="0.1388in" fo:line-height="115%"/>
    </style:style>
    <style:style style:name="T47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48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49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50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51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52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53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54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55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56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57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58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59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60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P61" style:parent-style-name="Обычный" style:family="paragraph">
      <style:paragraph-properties fo:margin-bottom="0.1388in" fo:line-height="115%"/>
    </style:style>
    <style:style style:name="T62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63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64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65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66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67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68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69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70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71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72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73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74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75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76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77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78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P79" style:parent-style-name="Обычный" style:family="paragraph">
      <style:paragraph-properties fo:text-align="center" fo:margin-bottom="0.1388in" fo:line-height="115%"/>
    </style:style>
    <style:style style:name="T80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P81" style:parent-style-name="Обычный" style:family="paragraph">
      <style:paragraph-properties fo:margin-bottom="0.1388in" fo:line-height="115%"/>
    </style:style>
    <style:style style:name="T82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83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84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85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86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87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88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89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90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91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92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93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94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95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P96" style:parent-style-name="Обычный" style:family="paragraph">
      <style:paragraph-properties fo:margin-bottom="0.1388in" fo:line-height="115%"/>
    </style:style>
    <style:style style:name="T97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98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99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00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101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02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03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104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05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06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107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108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P109" style:parent-style-name="Обычный" style:family="paragraph">
      <style:paragraph-properties fo:margin-bottom="0.1388in" fo:line-height="115%"/>
    </style:style>
    <style:style style:name="T110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111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12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13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114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15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16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17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118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19" style:parent-style-name="Основнойшрифтабзаца" style:family="text">
      <style:text-properties style:font-name-asian="Calibri" style:font-name-complex="Calibri" fo:font-size="10pt" style:font-size-asian="10pt" fo:language="en" fo:country="US"/>
    </style:style>
    <style:style style:name="T120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21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22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123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P124" style:parent-style-name="Обычный" style:family="paragraph">
      <style:paragraph-properties fo:margin-bottom="0.1388in" fo:line-height="115%"/>
    </style:style>
    <style:style style:name="T125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126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27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28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129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30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31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32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133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34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35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36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37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38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39" style:parent-style-name="Основнойшрифтабзаца" style:family="text">
      <style:text-properties style:font-name-asian="Calibri" style:font-name-complex="Calibri" fo:font-weight="bold" style:font-weight-asian="bold" fo:font-size="10pt" style:font-size-asian="10pt"/>
    </style:style>
    <style:style style:name="T140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41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42" style:parent-style-name="Основнойшрифтабзаца" style:family="text">
      <style:text-properties style:font-name-asian="Calibri" style:font-name-complex="Calibri" fo:font-size="10pt" style:font-size-asian="10pt"/>
    </style:style>
    <style:style style:name="T143" style:parent-style-name="Основнойшрифтабзаца" style:family="text">
      <style:text-properties style:font-name-asian="Calibri" style:font-name-complex="Calibri" fo:font-size="10pt" style:font-size-asian="10pt"/>
    </style:style>
  </office:automatic-styles>
  <office:body>
    <office:text text:use-soft-page-breaks="true">
      <text:p text:style-name="P1"><text:span text:style-name="T2">Резюме</text:span></text:p>
      <text:p text:style-name="P3"><text:span text:style-name="T4">О себе:</text:span><text:span text:style-name="T5"><text:s/>Габуния Давид Константинович, Инженер-программист, 23.09.1992 г.р., г. Иркутск.<text:s/></text:span><text:span text:style-name="T6">Я специалист в области информационных технологий. У меня более 5 лет опыта в администрировании баз данных и серверов различных операционных систем и в разработке программного обеспечения. Для саморазвития я в свободное время читаю и перевожу техническую документацию на английском языке, администрирую свой веб-сервер http://dato38it.ru и дорабатываю свои проекты https://github.com/it38dato. Мне интересно работать в команде, активно развиваться в программировании и администрировании и изучать новые технологии.</text:span><text:span text:style-name="T7"><text:line-break/></text:span><text:span text:style-name="T8">Навыки</text:span><text:span text:style-name="T9">:<text:s/></text:span><text:span text:style-name="T10">Html, Css, Windows, Виртуализация, Linux, Sql, Bash, Clouds, Python, English, Etl-п</text:span><text:span text:style-name="T11">роцессы, Dwh</text:span><text:span text:style-name="T12">, Спутниковые радионавигационные системы, С++, VBScripts</text:span><text:span text:style-name="T13">.</text:span><text:span text:style-name="T14"><text:line-break/></text:span><text:span text:style-name="T15">Обратная связь:<text:s/></text:span><text:span text:style-name="T16">почта -</text:span><text:span text:style-name="T17"><text:s/></text:span><text:span text:style-name="T18">it38dato</text:span><text:span text:style-name="T19">@yandex.ru, телеграм</text:span><text:span text:style-name="T20">м</text:span><text:span text:style-name="T21"><text:s/>- @it38dato.<text:s/></text:span></text:p>
      <text:p text:style-name="P22"><text:span text:style-name="T23">Опыт работы</text:span></text:p>
      <text:p text:style-name="P24"><text:span text:style-name="T25">2024-06-01</text:span><text:span text:style-name="T26"><text:s/>- По текущее время:<text:s/></text:span><text:span text:style-name="T27">Tele2, Иркутск.</text:span><text:span text:style-name="T28"><text:line-break/></text:span><text:span text:style-name="T29">Должность:<text:s/></text:span><text:span text:style-name="T30">Инженер эксплуатации подсистемы базовых станций.<text:s/></text:span><text:span text:style-name="T31"><text:line-break/></text:span><text:span text:style-name="T32">Дополнительная информация:<text:s/></text:span><text:span text:style-name="T33">Обязанности - Обеспечивать эксплуатацию оборудова</text:span><text:span text:style-name="T34">ния контроллеров и базовых станций стандартов 2G/3G/4G, Обеспечивать локальную поддержку работ по аварийному восстановлению работоспособности оборудования контроллеров, Поддерживать ввод в работу новых узлов контроллеров базовых станций, Предоставлять техн</text:span><text:span text:style-name="T35">ическую поддержку региональным инженерам по эксплуатации базовых станций и транспортной сети, инженерам по эксплуатации коммутаторов по вопросам работы подсистемы базовых станций.</text:span><text:span text:style-name="T36"><text:s/>/</text:span><text:span text:style-name="T37"><text:s/></text:span><text:span text:style-name="T38">Навыки –<text:s/></text:span><text:span text:style-name="T39">Python</text:span><text:span text:style-name="T40">.</text:span><text:span text:style-name="T41"><text:line-break/></text:span><text:span text:style-name="T42">Достижения:<text:s/></text:span><text:span text:style-name="T43">Разработал<text:s/></text:span><text:span text:style-name="T44">скрипт, который делает бэкап файл</text:span><text:span text:style-name="T45">ов конфигураций базовых станций.</text:span></text:p>
      <text:p text:style-name="P46"><text:span text:style-name="T47">2023-11-01 - 2024-05-30:<text:s/></text:span><text:span text:style-name="T48">Информационно-аналитический центр поддержки ГАС пра</text:span><text:span text:style-name="T49">восудие, Иркутск.</text:span><text:span text:style-name="T50"><text:line-break/></text:span><text:span text:style-name="T51">Должность:<text:s/></text:span><text:span text:style-name="T52">Инженер 2 категории / Системный администратор.<text:s/></text:span><text:span text:style-name="T53"><text:line-break/></text:span><text:span text:style-name="T54">Дополнительная информация:<text:s/></text:span><text:span text:style-name="T55">Обязанности - Установка, обновление и контроль состояния программного обеспечения на объектах автоматизации, Введение эксплуатационной документации, Под</text:span><text:span text:style-name="T56">держка функционирования серверов и сервисов СУБД, Техническая поддержка пользователей / Навыки - Виртуализация, Windows.<text:s/></text:span><text:span text:style-name="T57"><text:line-break/></text:span><text:span text:style-name="T58">Достижения:<text:s/></text:span><text:span text:style-name="T59">Разработал скрипты, которые автоматизируют процессы резервного копирования базы данных перед обновлением программы ГАС пра</text:span><text:span text:style-name="T60">восудие.</text:span></text:p>
      <text:p text:style-name="P61"><text:span text:style-name="T62">2018-03-01 - 2022-11-01:<text:s/></text:span><text:span text:style-name="T63">Всероссийский государственный университет юстиции, Иркутск.<text:s/></text:span><text:span text:style-name="T64"><text:line-break/></text:span><text:span text:style-name="T65">Должность:<text:s/></text:span><text:span text:style-name="T66">Технический специалист.<text:s/></text:span><text:span text:style-name="T67"><text:line-break/></text:span><text:span text:style-name="T68">Дополнительная информация:<text:s/></text:span><text:span text:style-name="T69">Обязанности - работа с сайтами, поддержка функционирования серверов и сервисов СУБД, техническая п</text:span><text:span text:style-name="T70">оддержка пользователей / Навыки -<text:s/></text:span><text:span text:style-name="T71">Python, Html</text:span><text:span text:style-name="T72">, Виртуализация, Linux, Windows</text:span><text:span text:style-name="T73">.<text:s/></text:span><text:span text:style-name="T74"><text:line-break/></text:span><text:span text:style-name="T75">Достижения:<text:s/></text:span><text:span text:style-name="T76">Разработал программу Обработка и сортировка Html-кода с целью упрощения корректировки тегов на сайте организации по запросам от руководства.<text:s/></text:span><text:span text:style-name="T77">В рамках "Импортозамеще</text:span><text:span text:style-name="T78">ния с Windows на Linux" настроил виртуальный сервер с Linux системой и развернул в нем раздачу по сети установщика образа на компьютеры, на что сэкономило время на установку Linux в компьютерных классах.</text:span></text:p>
      <text:p text:style-name="P79"><text:span text:style-name="T80">Образование</text:span></text:p>
      <text:p text:style-name="P81"><text:span text:style-name="T82">2022-11-01 - 2023-05-30:<text:s/></text:span><text:span text:style-name="T83">Сбер Университе</text:span><text:span text:style-name="T84">т, Иркутск.</text:span><text:span text:style-name="T85"><text:line-break/></text:span><text:span text:style-name="T86">Должность:<text:s/></text:span><text:span text:style-name="T87">Инженер с большими данными - Дополнительное образование.</text:span><text:span text:style-name="T88"><text:line-break/></text:span><text:span text:style-name="T89">Дополнительная информация:<text:s/></text:span><text:span text:style-name="T90">Навыки -<text:s/></text:span><text:span text:style-name="T91">Linux, Sql, Python, Bash, Etl-процессы, DWH, AntiFraud.</text:span><text:span text:style-name="T92"><text:line-break/></text:span><text:span text:style-name="T93">Достижения:<text:s/></text:span><text:span text:style-name="T94">При работе с транзакционными банковскими данным</text:span><text:span text:style-name="T95">и разработал хранилище данных.</text:span></text:p>
      <text:p text:style-name="P96"><text:span text:style-name="T97">2022-06-01 - 2022-11-01:<text:s/></text:span><text:span text:style-name="T98">Yandex Практикум, Иркутск.</text:span><text:span text:style-name="T99"><text:line-break/></text:span><text:span text:style-name="T100">Должность:<text:s/></text:span><text:span text:style-name="T101">Инженер облачных сервисов - Дополнительное образование.</text:span><text:span text:style-name="T102"><text:line-break/></text:span><text:span text:style-name="T103">Дополнительная информация:<text:s/></text:span><text:span text:style-name="T104">Навыки - Html, Виртуализация, Linux, Sql, Bash, Clouds, Docker, Python.</text:span><text:span text:style-name="T105"><text:line-break/></text:span><text:soft-page-break/><text:span text:style-name="T106">Достиже</text:span><text:span text:style-name="T107">ния:<text:s/></text:span><text:span text:style-name="T108">В рамках программы "Инженер облачных сервисов Yandex" защитил практические работы по темам "Хранение и анализ данных", "Devops и автоматизация", "Serverless" и "Безопасность".</text:span></text:p>
      <text:p text:style-name="P109"><text:span text:style-name="T110">2019-11-01 - 2021-05-30:<text:s/></text:span><text:span text:style-name="T111">Easy School, Иркутск.<text:s/></text:span><text:span text:style-name="T112"><text:line-break/></text:span><text:span text:style-name="T113">Должность:<text:s/></text:span><text:span text:style-name="T114">English Level El</text:span><text:span text:style-name="T115">ementary A - Дополнительное образование.</text:span><text:span text:style-name="T116"><text:line-break/></text:span><text:span text:style-name="T117">Дополнительная информация:<text:s/></text:span><text:span text:style-name="T118">Навыки - English, Python, Clouds,<text:s/></text:span><text:span text:style-name="T119">Sql</text:span><text:span text:style-name="T120">.<text:s/></text:span><text:span text:style-name="T121"><text:line-break/></text:span><text:span text:style-name="T122">Достижения:<text:s/></text:span><text:span text:style-name="T123">Разработал программу телеграмм бот Переводчик.</text:span></text:p>
      <text:p text:style-name="P124"><text:span text:style-name="T125">2011-09-01 - 2018-05-30:<text:s/></text:span><text:span text:style-name="T126">Иркутский государственный университет, Иркутск.<text:s/></text:span><text:span text:style-name="T127"><text:line-break/></text:span><text:span text:style-name="T128">Должность:<text:s/></text:span><text:span text:style-name="T129">Ин</text:span><text:span text:style-name="T130">формационные технологии и телекоммуникационные системы - Бакалавр / Электроника и наноэлектроника - Магистр / Информационная безопасность - Дополнительное образование.</text:span><text:span text:style-name="T131"><text:line-break/></text:span><text:span text:style-name="T132">Дополнительная информация:<text:s/></text:span><text:span text:style-name="T133">Навыки -<text:s/></text:span><text:span text:style-name="T134">Html, Css, Windows, Виртуализация, Linux, Sql, Bash, Clouds, Python</text:span><text:span text:style-name="T135">, Спутниковые<text:s/></text:span><text:span text:style-name="T136">радионавигационные системы, С++</text:span><text:span text:style-name="T137">.</text:span><text:span text:style-name="T138"><text:line-break/></text:span><text:span text:style-name="T139">Достижения:<text:s/></text:span><text:span text:style-name="T140">Для защиты выпускной экзаменационной работы по теме "Утилита для сканирования безопасности сети Nmap" подготовил несколько тестовых виртуальных машин ОС, просканировал виртуальные машины и настроил Iptables</text:span><text:span text:style-name="T141">. Для защиты магистерской диссертации по теме "Использование данных одночастотных приемников Спутниковых Радионавигационных Систем для коррекции модели ионосферы" разработал програ</text:span><text:span text:style-name="T142">мму "Обработка и сортировка данных одночастотных приемников СРНС".<text:s/></text:span><text:span text:style-name="T143">Разработал сайт портфолио, куда публиковал все решенные мной интересные задачи, отчеты лабораторных работ и презентации, сверстал простой сайт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Учетная запись Майкрософт</dc:creator>
    <meta:creation-date>2024-10-07T01:10:00Z</meta:creation-date>
    <dc:date>2024-11-16T06:37:00Z</dc:date>
    <meta:print-date>2024-10-07T01:12:00Z</meta:print-date>
    <meta:template xlink:href="Normal" xlink:type="simple"/>
    <meta:editing-cycles>4</meta:editing-cycles>
    <meta:editing-duration>PT17100S</meta:editing-duration>
    <meta:document-statistic meta:page-count="2" meta:paragraph-count="9" meta:word-count="725" meta:character-count="4849" meta:row-count="34" meta:non-whitespace-character-count="4133"/>
  </office:meta>
</office:document-meta>
</file>